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7">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normal" fo:font-weight="bold" style:font-style-asian="normal" style:font-weight-asian="bold" style:font-style-complex="normal"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list-style-name="L1">
      <style:text-properties fo:font-weight="bold" style:font-weight-asian="bold" style:font-weight-complex="bold"/>
    </style:style>
    <style:style style:name="P7" style:family="paragraph" style:parent-style-name="Standard" style:list-style-name="L4"/>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tyle="normal"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5">A.<text:span text:style-name="T1"><text:tab/>How to play</text:span></text:p>
      <text:p text:style-name="P5"><text:span text:style-name="T1"/></text:p>
      <text:p text:style-name="P5">B.<text:tab/><text:span text:style-name="T1">How the program works</text:span></text:p>
      <text:list xml:id="list1144943540" text:style-name="L1">
        <text:list-header>
          <text:p text:style-name="P6"><text:span text:style-name="T1"/></text:p>
        </text:list-header>
      </text:list>
      <text:p text:style-name="P5">C.<text:span text:style-name="T1"><text:tab/>Function Descriptions</text:span></text:p>
      <text:list xml:id="list1319342349" text:style-name="L4">
        <text:list-header>
          <text:p text:style-name="P7"><text:span text:style-name="T2"/></text:p>
        </text:list-header>
      </text:list>
      <text:p text:style-name="Standard"><text:span text:style-name="T2">D.<text:tab/></text:span><text:span text:style-name="T1">To Do</text:span></text:p>
      <text:p text:style-name="Standard"><text:span text:style-name="T1"/></text:p>
      <text:p text:style-name="P5">A.<text:tab/>How to play</text:p>
      <text:p text:style-name="P5"/>
      <text:p text:style-name="P8">Battleship is a very simple game. <text:s/>The object of the game is to sink all of your opponents ships before he can sink all of yours. <text:s/>You do this by guessing the location on a board where you think his ships are placed. <text:s/>Some people has a pattern that they like to use when guessing locations but in the end it all comes down to luck when playing against a computer and the ships are placed in random locations. <text:s/>They could be all in a row but more then likely they are seperated by at least a few spaces.</text:p>
      <text:p text:style-name="P8"/>
      <text:p text:style-name="P5">B.<text:tab/>How the program works</text:p>
      <text:p text:style-name="P8"/>
      <text:p text:style-name="P8"><text:s/>The program is quite simple and easy to follow. <text:s/>The first thing I did was to create two instances of the class BattleShip, one for the computer and one for the player. <text:s/>I new set the seed for the random number generator that will chose the locations for the computer's ship and decide where it will attack on its turn. <text:s/>The ship counter variable is the total number of ships in play with each player. <text:s/></text:p>
      <text:p text:style-name="P8"/>
      <text:p text:style-name="P8">I start by clearing the grids for the computer and the player, this will also set them to the value '~'. <text:s/>If this is not done then when you print the grid you will get garbage. <text:s/>Next I call <text:span text:style-name="T3">start_game() </text:span><text:span text:style-name="T5">which takes the player's name and sets it to the variable </text:span><text:span text:style-name="T3"><text:s/>m_Player1Name </text:span><text:span text:style-name="T5">after performing error checking to make sure that it does not go out of the bounds of the array. <text:s/>The I call </text:span><text:span text:style-name="T3">set_ship_location()</text:span><text:span text:style-name="T5"> to let the player set the locations of their ship. <text:s/>This is done by entering a number 0 – 7 for the row and column and it places a 's' where you chose. <text:s/></text:span></text:p>
      <text:p text:style-name="P8"><text:span text:style-name="T5"/></text:p>
      <text:p text:style-name="P8"><text:span text:style-name="T5">The computer then gets to set the location for its ships. <text:s/>This is done with the function </text:span><text:span text:style-name="T3">rand()</text:span><text:span text:style-name="T5"> using the seed set up eariler obtaining a random number between 0 and 7 for each row and column and then setting the ship there. <text:s/>As with the player's ships if the commputer tries to set a ship to a locations already chosen it will produce an error and the computer will chose another spot.</text:span></text:p>
      <text:p text:style-name="P8"><text:span text:style-name="T5"/></text:p>
      <text:p text:style-name="Text_20_body"><text:span text:style-name="T5">The functions </text:span><text:span text:style-name="T3">player_turn()</text:span><text:span text:style-name="T5"> and </text:span><text:span text:style-name="T3">computer_turn()</text:span><text:span text:style-name="T5"> are passed the variable </text:span><text:span text:style-name="T3">m_iShipCounter</text:span><text:span text:style-name="T5"> and handle the attacks of the computer and the player. <text:s/>By having to grids, one to hold the locations of the ship and the other to hold the locations of hit/misses, the player can see where the computer has attacked in refrence to his fleet and where he has attacked the computer. <text:s/>I do this by calling each function with the opposing players instance. <text:s/>As long as the counter is not </text:span><text:span text:style-name="T3">'0' </text:span><text:span text:style-name="T5">the game will continue. <text:s/>These functions also handle all error checking from within themselves.</text:span></text:p>
      <text:p text:style-name="Text_20_body"><text:span text:style-name="T5"/></text:p>
      <text:list xml:id="list793860754" text:style-name="L7">
        <text:list-header>
          <text:p text:style-name="P2"><text:span text:style-name="T5"/></text:p>
          <text:p text:style-name="P2"><text:span text:style-name="T5"/></text:p>
        </text:list-header>
      </text:list>
      <text:p text:style-name="P1"><text:soft-page-break/><text:span text:style-name="T5"/></text:p>
      <text:list xml:id="list970300760" text:continue-numbering="true" text:style-name="L7">
        <text:list-item>
          <text:p text:style-name="P2"><text:span text:style-name="T5">Function descriptions</text:span></text:p>
        </text:list-item>
      </text:list>
      <text:p text:style-name="P3"><text:span text:style-name="T5"/></text:p>
      <text:p text:style-name="P4"/>
      <text:p text:style-name="P9">void clear_grid<text:tab/><text:span text:style-name="T1">This function will inmitalize both of the grids to all empty spaces '~'. <text:s/>If this is not done then the values of those spaces will be random and there will be no way to perform error checking against a known value.</text:span></text:p>
      <text:p text:style-name="P9"><text:span text:style-name="T1"/></text:p>
      <text:p text:style-name="P9">void print_grid_ship_locations<text:span text:style-name="T1"><text:tab/>this function will print the grid that contains the ship locations as picked by either the player or the computer.</text:span></text:p>
      <text:p text:style-name="P9"><text:span text:style-name="T1"/></text:p>
      <text:p text:style-name="P9">void print_grid_hit_miss_locations<text:tab/><text:span text:style-name="T1">this will print the grid that contains the hit and misses that is displayed to the player <text:s/>so that he can keep track of where he has attacked.</text:span></text:p>
      <text:p text:style-name="P9"><text:span text:style-name="T1"/></text:p>
      <text:p text:style-name="P9">Void start_game<text:tab/><text:span text:style-name="T1">this will let the player input his name and it perform error checking to make sure that the name does not go out of bounds.</text:span></text:p>
      <text:p text:style-name="P9"><text:span text:style-name="T1"/></text:p>
      <text:p text:style-name="P9">Void player_set_ship_location<text:tab/><text:span text:style-name="T1">this allows the player to set the initial locations for their ships and also performs error checking to make sure that it does not go out of the bounds of the array and that the same location is not picked twice.</text:span></text:p>
      <text:p text:style-name="P9"><text:span text:style-name="T1"/></text:p>
      <text:p text:style-name="P9">Void comp_set_ship_location<text:tab/><text:span text:style-name="T1">this will set the ship locations for the computer. <text:s/>It does so by calling the function </text:span><text:span text:style-name="T4">num_generator()</text:span><text:span text:style-name="T1"> to generate a random number and then this number is assigned to either an x or y location. <text:s/>All error checking is also performed here to make sure that a number is not chosen that will step out of bounds or that the same location is not picked twice.</text:span></text:p>
      <text:p text:style-name="P9"><text:span text:style-name="T1"/></text:p>
      <text:p text:style-name="P9">Int num_generator<text:tab/><text:span text:style-name="T1"> this will generate the random numbers needed by the computer when called. <text:s/>It will gets it seed number from the </text:span><text:span text:style-name="T4">srand() </text:span><text:span text:style-name="T1"><text:s/>function within </text:span><text:span text:style-name="T4">main().</text:span></text:p>
      <text:p text:style-name="P9"><text:span text:style-name="T6"/></text:p>
      <text:p text:style-name="P9">Void comp_start_game <text:span text:style-name="T1"><text:tab/>this function just calls <text:s/></text:span><text:span text:style-name="T4">comp_set_ship_location()</text:span><text:span text:style-name="T1"> as many times as needed.</text:span></text:p>
      <text:p text:style-name="P9"><text:span text:style-name="T1"/></text:p>
      <text:p text:style-name="P9">Void computer_turn<text:tab/><text:tab/><text:span text:style-name="T1">this is the turn for the computer. <text:s/>It will call </text:span><text:span text:style-name="T4">num_generator()</text:span><text:span text:style-name="T1"> to get a random number and then check to make sure it does not go out of bounds. <text:s/>If the number is good then it will assign it to either a x or y location and then make sure the space has not already been chosen.</text:span></text:p>
      <text:p text:style-name="P9"><text:span text:style-name="T1"/></text:p>
      <text:p text:style-name="P9">Void player_turn<text:tab/><text:span text:style-name="T1">this is the players attack turn. <text:s/>The grid comtaining his ship locations and the grid containing his hits and misses is displayed and then he is asked to pick a row and column to attack. <text:s/>The function also does error checking to make sure the value does not go out of bounds and to make sure that he does not pick a space he has already picked.</text:span></text:p>
      <text:p text:style-name="Standard"/>
      <text:p text:style-name="Standard">D.<text:tab/>Todo</text:p>
      <text:p text:style-name="Standard"/>
      <text:p text:style-name="Standard">I would like to add a play again freature that also has a counter to keep track of the total wins and losses by each player. <text:s/>Another intreasting feature would be to add a simple menu when the program starts to let the player chose wether he wants to play against the computer or against another player. <text:s/>This would be easy to implement as all that you would need to do is add a second player start game and <text:soft-page-break/>pass it the number 2. <text:s/>The you would remove the computer's turns and instead swap them for a second players turn, this would involve creating an instance for the second player. <text:s/>I would also like to stream line some of the error checking some more. <text:s/>I could not figure out how to do so at this time but I don't like have the same code repeated in different functions. <text:s/>With a little more time I am sure that I would be able to do this. <text:s/>I have also laid the groundwork for having multiple character ships. <text:s/>All that would be needed is to create a variable to hold a vert/horiz postion and ask the player whicj he woul like to chose and then place the ship on a grid using multiple (x,y) cordinates. <text:s/>In order for the computer to do this you would need to find a way to randomly select this. <text:s/>Maybe by checking if the number is odd or even and use that to set the variable st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y jones</meta:initial-creator>
    <meta:creation-date>2010-04-13T20:04:27</meta:creation-date>
    <dc:date>2010-04-14T15:25:18</dc:date>
    <dc:creator>matty jones</dc:creator>
    <meta:editing-duration>PT16H50M31S</meta:editing-duration>
    <meta:editing-cycles>3</meta:editing-cycles>
    <meta:generator>OpenOffice.org/3.2$Unix OpenOffice.org_project/320m12$Build-9483</meta:generator>
    <meta:document-statistic meta:table-count="0" meta:image-count="0" meta:object-count="0" meta:page-count="3" meta:paragraph-count="24" meta:word-count="1128" meta:character-count="6077"/>
  </office:meta>
</office:document-meta>
</file>